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TION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O_EXTENSION</text:p>
          </table:table-cell>
          <table:table-cell office:value-type="string" calcext:value-type="string">
            <text:p>GEO_EXT_COORDS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office:value-type="string" calcext:value-type="string">
            <text:p>Apulia</text:p>
          </table:table-cell>
          <table:table-cell office:value-type="string" calcext:value-type="string">
            <text:p>Bianco di Locorotondo e Martina Fra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ulia</text:p>
          </table:table-cell>
          <table:table-cell office:value-type="string" calcext:value-type="string">
            <text:p>Primitivo di Mandu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Bivong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Cir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Gagliop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Greco di Bi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Lamez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Melis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Sant'Anna di Isola Capo Rizzu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Savu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Scavig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Terre di Cosen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ia-Romagna</text:p>
          </table:table-cell>
          <table:table-cell office:value-type="string" calcext:value-type="string">
            <text:p>Colli Cese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ia-Romagna</text:p>
          </table:table-cell>
          <table:table-cell office:value-type="string" calcext:value-type="string">
            <text:p>Sangiovese Superiore di Romag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ia-Romagna</text:p>
          </table:table-cell>
          <table:table-cell office:value-type="string" calcext:value-type="string">
            <text:p>Trebbiano di Romag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uria</text:p>
          </table:table-cell>
          <table:table-cell office:value-type="string" calcext:value-type="string">
            <text:p>Cinque Ter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mbardy</text:p>
          </table:table-cell>
          <table:table-cell office:value-type="string" calcext:value-type="string">
            <text:p>Franciacor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mbardy</text:p>
          </table:table-cell>
          <table:table-cell office:value-type="string" calcext:value-type="string">
            <text:p>Oltrepo Pave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Castelli di Je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Cone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Pice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Piedmo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Acqu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Al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As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Baro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Colli Tortone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Gattin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Gav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Gh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Lang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Monferr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Niz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Ov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inia</text:p>
          </table:table-cell>
          <table:table-cell office:value-type="string" calcext:value-type="string">
            <text:p>Cagli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inia</text:p>
          </table:table-cell>
          <table:table-cell office:value-type="string" calcext:value-type="string">
            <text:p>Cannon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inia</text:p>
          </table:table-cell>
          <table:table-cell office:value-type="string" calcext:value-type="string">
            <text:p>Mon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inia</text:p>
          </table:table-cell>
          <table:table-cell office:value-type="string" calcext:value-type="string">
            <text:p>Nur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inia</text:p>
          </table:table-cell>
          <table:table-cell office:value-type="string" calcext:value-type="string">
            <text:p>Oglias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inia</text:p>
          </table:table-cell>
          <table:table-cell office:value-type="string" calcext:value-type="string">
            <text:p>Vermentino di Gall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Et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No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Pantelle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ntino-Alto Adi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ntino-Alto Adige</text:p>
          </table:table-cell>
          <table:table-cell office:value-type="string" calcext:value-type="string">
            <text:p>Trent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Bolgh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Chian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Chianti Class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Colli Apu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Colli Etruria Centr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Colline Lucche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El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Montalc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Montescuda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Parr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Pitigli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San Gimign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Scans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Val di Ch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Val di Cor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Valdiniev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Valle di Arb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bria</text:p>
          </table:table-cell>
          <table:table-cell office:value-type="string" calcext:value-type="string">
            <text:p>Montefal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bria</text:p>
          </table:table-cell>
          <table:table-cell office:value-type="string" calcext:value-type="string">
            <text:p>Orvi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Torgi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Arc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Bagno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Bardol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Bianco di Custo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Bregan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Colli Ber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Colli di Conegli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Colli Eugane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Gambell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Gar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Lessini Durel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Lison Pramaggi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Lug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Montgello e Colli Asol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Pi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Prosecco di Conegliano - Valdobbiad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So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Valdadi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lpolicell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2:09:44.062164486</meta:creation-date>
    <dc:date>2017-03-18T12:20:27.080906672</dc:date>
    <meta:editing-duration>PT10M44S</meta:editing-duration>
    <meta:editing-cycles>2</meta:editing-cycles>
    <meta:generator>LibreOffice/5.1.6.2$Linux_X86_64 LibreOffice_project/10m0$Build-2</meta:generator>
    <meta:document-statistic meta:table-count="1" meta:cell-count="172" meta:object-count="0"/>
  </office:meta>
</office:document-meta>
</file>